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rsid="001b12f4" officeooo:paragraph-rsid="001b12f4"/>
    </style:style>
    <style:style style:name="P2" style:family="paragraph" style:parent-style-name="Standard">
      <style:paragraph-properties fo:text-align="justify" style:justify-single-word="false"/>
      <style:text-properties officeooo:rsid="001b12f4" officeooo:paragraph-rsid="001bc720"/>
    </style:style>
    <style:style style:name="P3" style:family="paragraph" style:parent-style-name="Standard">
      <style:paragraph-properties fo:text-align="justify" style:justify-single-word="false"/>
      <style:text-properties officeooo:rsid="001bc720" officeooo:paragraph-rsid="001b12f4"/>
    </style:style>
    <style:style style:name="P4" style:family="paragraph" style:parent-style-name="Standard">
      <style:paragraph-properties fo:text-align="justify" style:justify-single-word="false"/>
      <style:text-properties fo:font-weight="normal" officeooo:rsid="001b12f4" officeooo:paragraph-rsid="001b12f4" style:font-weight-asian="normal" style:font-weight-complex="normal"/>
    </style:style>
    <style:style style:name="P5" style:family="paragraph" style:parent-style-name="Standard">
      <style:paragraph-properties fo:text-align="justify" style:justify-single-word="false"/>
      <style:text-properties fo:font-weight="normal" officeooo:rsid="001ca177" officeooo:paragraph-rsid="001b12f4" style:font-weight-asian="normal" style:font-weight-complex="normal"/>
    </style:style>
    <style:style style:name="P6" style:family="paragraph" style:parent-style-name="Standard">
      <style:paragraph-properties fo:text-align="justify" style:justify-single-word="false"/>
      <style:text-properties fo:font-weight="normal" officeooo:rsid="001e3753" officeooo:paragraph-rsid="001b12f4" style:font-weight-asian="normal" style:font-weight-complex="normal"/>
    </style:style>
    <style:style style:name="P7" style:family="paragraph" style:parent-style-name="Standard">
      <style:paragraph-properties fo:text-align="justify" style:justify-single-word="false"/>
      <style:text-properties fo:font-weight="normal" officeooo:rsid="00248375" officeooo:paragraph-rsid="001b12f4" style:font-weight-asian="normal" style:font-weight-complex="normal"/>
    </style:style>
    <style:style style:name="P8" style:family="paragraph" style:parent-style-name="Standard">
      <style:paragraph-properties fo:text-align="justify" style:justify-single-word="false"/>
      <style:text-properties fo:font-weight="normal" officeooo:rsid="00269304" officeooo:paragraph-rsid="00269304" style:font-weight-asian="normal" style:font-weight-complex="normal"/>
    </style:style>
    <style:style style:name="P9" style:family="paragraph" style:parent-style-name="Standard">
      <style:paragraph-properties fo:text-align="justify" style:justify-single-word="false"/>
      <style:text-properties fo:font-weight="normal" officeooo:rsid="00269304" officeooo:paragraph-rsid="00269304" style:font-weight-asian="normal" style:font-weight-complex="normal"/>
    </style:style>
    <style:style style:name="P10" style:family="paragraph" style:parent-style-name="Standard">
      <style:paragraph-properties fo:text-align="justify" style:justify-single-word="false"/>
      <style:text-properties fo:font-weight="normal" officeooo:rsid="00269304" officeooo:paragraph-rsid="00288823" style:font-weight-asian="normal" style:font-weight-complex="normal"/>
    </style:style>
    <style:style style:name="P11" style:family="paragraph" style:parent-style-name="Standard">
      <style:paragraph-properties fo:text-align="justify" style:justify-single-word="false"/>
      <style:text-properties fo:font-weight="normal" officeooo:rsid="0026b126" officeooo:paragraph-rsid="0026b126" style:font-weight-asian="normal" style:font-weight-complex="normal"/>
    </style:style>
    <style:style style:name="P12" style:family="paragraph" style:parent-style-name="Standard">
      <style:paragraph-properties fo:text-align="justify" style:justify-single-word="false"/>
      <style:text-properties fo:font-weight="normal" officeooo:rsid="00288823" officeooo:paragraph-rsid="00288823" style:font-weight-asian="normal" style:font-weight-complex="normal"/>
    </style:style>
    <style:style style:name="P13" style:family="paragraph" style:parent-style-name="Standard">
      <style:paragraph-properties fo:text-align="justify" style:justify-single-word="false"/>
      <style:text-properties fo:font-weight="normal" officeooo:rsid="00248375" officeooo:paragraph-rsid="001b12f4" style:font-weight-asian="normal" style:font-weight-complex="normal"/>
    </style:style>
    <style:style style:name="P14" style:family="paragraph" style:parent-style-name="Standard">
      <style:paragraph-properties fo:text-align="justify" style:justify-single-word="false"/>
      <style:text-properties fo:font-weight="normal" officeooo:rsid="002a6c9b" officeooo:paragraph-rsid="002a6c9b" style:font-weight-asian="normal" style:font-weight-complex="normal"/>
    </style:style>
    <style:style style:name="P15" style:family="paragraph" style:parent-style-name="Standard">
      <style:paragraph-properties fo:text-align="justify" style:justify-single-word="false"/>
      <style:text-properties fo:font-weight="normal" officeooo:rsid="002bb0e0" officeooo:paragraph-rsid="002bb0e0" style:font-weight-asian="normal" style:font-weight-complex="normal"/>
    </style:style>
    <style:style style:name="P16" style:family="paragraph" style:parent-style-name="Standard">
      <style:paragraph-properties fo:text-align="justify" style:justify-single-word="false"/>
      <style:text-properties fo:font-weight="normal" officeooo:rsid="001ecf41" officeooo:paragraph-rsid="001b12f4" style:font-weight-asian="normal" style:font-weight-complex="normal"/>
    </style:style>
    <style:style style:name="P17" style:family="paragraph" style:parent-style-name="Standard">
      <style:paragraph-properties fo:text-align="justify" style:justify-single-word="false"/>
      <style:text-properties fo:font-weight="normal" officeooo:rsid="001ecf41" officeooo:paragraph-rsid="002cf71d" style:font-weight-asian="normal" style:font-weight-complex="normal"/>
    </style:style>
    <style:style style:name="P18" style:family="paragraph" style:parent-style-name="Standard">
      <style:paragraph-properties fo:text-align="justify" style:justify-single-word="false"/>
      <style:text-properties fo:font-weight="normal" officeooo:rsid="001b12f4" officeooo:paragraph-rsid="002cf71d" style:font-weight-asian="normal" style:font-weight-complex="normal"/>
    </style:style>
    <style:style style:name="P19" style:family="paragraph" style:parent-style-name="Standard">
      <style:paragraph-properties fo:text-align="justify" style:justify-single-word="false"/>
      <style:text-properties officeooo:rsid="001b12f4" officeooo:paragraph-rsid="001b12f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c99cf" style:font-weight-asian="normal" style:font-weight-complex="normal"/>
    </style:style>
    <style:style style:name="T4" style:family="text">
      <style:text-properties fo:font-weight="normal" officeooo:rsid="001ca177" style:font-weight-asian="normal" style:font-weight-complex="normal"/>
    </style:style>
    <style:style style:name="T5" style:family="text">
      <style:text-properties fo:font-weight="normal" officeooo:rsid="001e3753" style:font-weight-asian="normal" style:font-weight-complex="normal"/>
    </style:style>
    <style:style style:name="T6" style:family="text">
      <style:text-properties fo:font-weight="normal" officeooo:rsid="001ecf41" style:font-weight-asian="normal" style:font-weight-complex="normal"/>
    </style:style>
    <style:style style:name="T7" style:family="text">
      <style:text-properties fo:font-weight="normal" officeooo:rsid="001fa62a" style:font-weight-asian="normal" style:font-weight-complex="normal"/>
    </style:style>
    <style:style style:name="T8" style:family="text">
      <style:text-properties fo:font-weight="normal" officeooo:rsid="00232c98" style:font-weight-asian="normal" style:font-weight-complex="normal"/>
    </style:style>
    <style:style style:name="T9" style:family="text">
      <style:text-properties fo:font-weight="normal" officeooo:rsid="0023f529" style:font-weight-asian="normal" style:font-weight-complex="normal"/>
    </style:style>
    <style:style style:name="T10" style:family="text">
      <style:text-properties fo:font-weight="normal" officeooo:rsid="00242165" style:font-weight-asian="normal" style:font-weight-complex="normal"/>
    </style:style>
    <style:style style:name="T11" style:family="text">
      <style:text-properties fo:font-weight="normal" officeooo:rsid="002bb0e0" style:font-weight-asian="normal" style:font-weight-complex="normal"/>
    </style:style>
    <style:style style:name="T12" style:family="text">
      <style:text-properties officeooo:rsid="001bc720"/>
    </style:style>
    <style:style style:name="T13" style:family="text">
      <style:text-properties officeooo:rsid="0020efa3"/>
    </style:style>
    <style:style style:name="T14" style:family="text">
      <style:text-properties officeooo:rsid="0026b126"/>
    </style:style>
    <style:style style:name="T15" style:family="text">
      <style:text-properties officeooo:rsid="00288823"/>
    </style:style>
    <style:style style:name="T16" style:family="text">
      <style:text-properties officeooo:rsid="002acef8"/>
    </style:style>
    <style:style style:name="T17" style:family="text">
      <style:text-properties officeooo:rsid="002bb0e0"/>
    </style:style>
    <style:style style:name="T18" style:family="text">
      <style:text-properties officeooo:rsid="001ecf4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de Base de Données</text:p>
      <text:p text:style-name="P1"/>
      <text:p text:style-name="P1"/>
      <text:p text:style-name="P1">Modification de la base de données </text:p>
      <text:p text:style-name="P1"/>
      <text:p text:style-name="P2"><text:tab/>Au moment de l'implémentation de la base de données et de la création des tab<text:span text:style-name="T2">les</text:span><text:span text:style-name="T1">, </text:span><text:span text:style-name="T2">nous avons remarqué des incohérences ou bien des améliorations à effectuer. </text:span></text:p>
      <text:p text:style-name="P1"/>
      <text:p text:style-name="P3">- Nous avons dans un premier temps modifié le nom de plusieurs attributs (par rapport aux noms donnés dans le premier rapport), afin de les simplifier.</text:p>
      <text:p text:style-name="P3"/>
      <text:p text:style-name="P3">- <text:span text:style-name="T13">Nous avions deux tables Equipe (R1 et R2) avec en clé primaire de R1 : nomEq et en clés primaire de R2 : nomSpo. Or chacune des deux tables avait également l'attribut de l'autre et devait donc avoir ce dernier en clé étrangère sur la clé primaire de l'autre. Nous avons donc décidé de merge les deux tables et de mettre en clé primaire uniquement le nom de l'équipe (nous sommes partis du postulat que deux équipes ne peuvent avoir de même nom). Cela nous posais un soucis à la création des tables et à l'ajout d'un tuples dans la base de données. Nous avions également le même problème avec les tables Salles (R6 et R7), pour lesquelles nous avons appliqué la même résolution.</text:span></text:p>
      <text:p text:style-name="P1"/>
      <text:p text:style-name="P1">- <text:span text:style-name="T12">D</text:span><text:span text:style-name="T2">ans la table R9, renommé Rencontres, nous avions un attribut score, or aucun type n'est vraiment adéquate pour cet attribut. En effet une chaîne de caractère obligerait à vérifier que l'utilisateur mette un « - » entre les deux score, ce qui n'est pas pratique. Un entier ne permet pas de mettre le trait d'union. Nous avons donc décidé de diviser cet attribut en deux : scoreEq et scoreAdv. Si nous avions dès le début choisis d'avoir deux scores comme là, cela n'aurait rien changer lors de l'exécution de l'algorithme de Be</text:span><text:span text:style-name="T3">rnstein</text:span><text:span text:style-name="T2">.</text:span></text:p>
      <text:p text:style-name="P4"/>
      <text:p text:style-name="P1"><text:span text:style-name="T2">- </text:span><text:span text:style-name="T4">Nous nous sommes également rendu compte qu'il pourrait également y avoir une équipe d'homme et une équipe de femmes. Nous avons donc décidé d'ajouter un attribut dans la table équipe, ce dernier étant une chaîne de caractère étant obligatoirement soit « H » soit « F ».</text:span></text:p>
      <text:p text:style-name="P5"/>
      <text:p text:style-name="P1"><text:span text:style-name="T4">- </text:span><text:span text:style-name="T5">Du fait du point précédent nous devons également ajouté un attribut pour les joueurs afin de déterminer si ces derniers sont des hommes ou des femmes, afin qu'ils se retrouvent bien dans une équipe du même sexe.</text:span></text:p>
      <text:p text:style-name="P6"/>
      <text:p text:style-name="P1"><text:span text:style-name="T5">- </text:span><text:span text:style-name="T7">Par ailleurs nous sommes partie du postulat de base qu'une équipe pro féminine d'un sport n'a pas le même nom que l'équipe pro masculine du même sport (ce qui se trouve être le cas à presque 100 % dans la vrai vie).</text:span></text:p>
      <text:p text:style-name="P1"><text:span text:style-name="T11"/></text:p>
      <text:p text:style-name="P1"><text:span text:style-name="T10"/></text:p>
      <text:p text:style-name="P7"/>
      <text:p text:style-name="P14">Séquence</text:p>
      <text:p text:style-name="P14"><text:tab/>Nous avons créé une séquence comme demandé. Celle-ci est utilisé uniquement pour la création des joueurs de Rink Hockey. En effet afin de mieux s'y retrouver, nous avons décidé que le premier chiffre d'IDJoueur serait en fonction du sport pratiqué par le joueur (par convention). La séquence n'a du coup été utilisé que pour la création de ces joueurs là. </text:p>
      <text:p text:style-name="P14"><text:tab/>Nous aurions pu faire en sorte qu'à la création d'un sport, grâce à une autre séquence, le premier numéros soit automatique attribué pour le sport, et qu'au moyen d'un trigger, un joueur n'ayant pas le bon numéro correspondant au sport ne puisse être ajouté à l'équipe. Nous ne l'avons par ailleurs pas fait par manque de temps et du fait de la difficulté trop importante de l'implémentation pour obtenir quelque chose considéré comme optionnel.</text:p>
      <text:p text:style-name="P7"/>
      <text:p text:style-name="P7"/>
      <text:p text:style-name="P8"><text:soft-page-break/>Procédure/Fonction/Trigger/Vue</text:p>
      <text:p text:style-name="P8"/>
      <text:p text:style-name="P8"><text:tab/>Comme demandé nous avons créé plusieurs procédures, <text:span text:style-name="T14">fonctions</text:span> etc. :</text:p>
      <text:p text:style-name="P11">Procédures :</text:p>
      <text:p text:style-name="P8">- nb_moy_points_marque(varchar) qui permet de récupérer le nombre moyen de points marqués par une équipe passé en paramètre. <text:span text:style-name="T14">Si le nom passé en paramètre n'existe pas dans la base données une exception est levée.</text:span></text:p>
      <text:p text:style-name="P8"/>
      <text:p text:style-name="P8">- <text:span text:style-name="T15">pourcent_victoire(varchar) qui permet de récupérer le pourcentage de victoire d'une équipe passé en paramètre.</text:span></text:p>
      <text:p text:style-name="P8"/>
      <text:p text:style-name="P8">- <text:span text:style-name="T15">joueurs_sport(varchar) qui permet de <text:s/>récupérer toute la liste des joueurs pratiquants le sport dont le nom est passé en paramètre.</text:span></text:p>
      <text:p text:style-name="P8"/>
      <text:p text:style-name="P10">- <text:span text:style-name="T15">joueurs_equipe(varchar) qui permet de <text:s/>récupérer toute la liste des joueurs appartenant à l'équipe dont le nom est passé en paramètre.</text:span></text:p>
      <text:p text:style-name="P10"/>
      <text:p text:style-name="P12">Triggers : </text:p>
      <text:p text:style-name="P12">- equipe_complete, qui empêche l'insertion d'un joueurs dans une équipe si cette dernière contient déjà le nombre de joueurs maximum.</text:p>
      <text:p text:style-name="P12"/>
      <text:p text:style-name="P12">- entraineur_exclusif, qui empêche l'insertion d'un entraîneur dans une équipe si ce dernier est déjà l’entraîneur d'une autre équipe.</text:p>
      <text:p text:style-name="P12"/>
      <text:p text:style-name="P12">Vues :</text:p>
      <text:p text:style-name="P12">- joueurs_de_basket, affiche tous les joueurs de basket présent dans la base de données.</text:p>
      <text:p text:style-name="P12"/>
      <text:p text:style-name="P12">- <text:span text:style-name="T16">score_de_football, affiche tous les score de match de football ainsi que l'équipe contre laquelle le match a été effectué.</text:span></text:p>
      <text:p text:style-name="P12"/>
      <text:p text:style-name="P17"><text:span text:style-name="T17">Problèmes rencontrés lors de l'implémentation de trigger, fonction...</text:span><text:tab/></text:p>
      <text:p text:style-name="P17"/>
      <text:p text:style-name="P18"><text:span text:style-name="T18">- Avant de créer une rencontre, il faut créer les tuples dans Cles correspondant car sinon on ne peut pas accéder à la table joueur pour le trigger equipe_complete et le trigger risque de soulevé une exception alors qu'il y a suffisamment de joueur dans l'équipe. Ce qui veut dire que : quand le trigger equipe_complete se lance, il doit créer tous les tuples Cles avec les informations de la rencontre dedans afin que le trigger puisse accéder à la table Joueurs (en passant par la table Cles), et ainsi récupérer le nombre de joueur présent dans l'équipe. Si le nombre de joueur est différent du nombre de joueur du sport, la rencontre n'est pas créé et les tuples Cles créé sont également supprimés. Dans notre cas, nous n'avons pas fait la création du tuple de Cles dans le trigger car cela s'avérait trop compliqué, l'ajout doit donc être fait à la main. (et la suppression aussi… Ce qui ait ici un réel problème)</text:span></text:p>
      <text:p text:style-name="P12"/>
      <text:p text:style-name="P15">Jeux de test </text:p>
      <text:p text:style-name="P15"/>
      <text:p text:style-name="P15"><text:tab/>Nous avons effectué des jeux de test afin de tester les limites de notre base de données. Cela nous a permis d'en faire ressortir certains problèmes importants (tel que celui de la création des tuples Cles expliqué précédemment). Ces tests nous ont également permis de nous rendre compte de la bonne efficacité de nos triggers, fonctions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1T12:50:42.597717268</meta:creation-date>
    <dc:date>2017-03-08T18:12:02.193691127</dc:date>
    <meta:editing-duration>PT2H7M54S</meta:editing-duration>
    <meta:editing-cycles>18</meta:editing-cycles>
    <meta:generator>LibreOffice/5.0.3.2$Linux_X86_64 LibreOffice_project/00m0$Build-2</meta:generator>
    <meta:document-statistic meta:table-count="0" meta:image-count="0" meta:object-count="0" meta:page-count="2" meta:paragraph-count="29" meta:word-count="959" meta:character-count="5648" meta:non-whitespace-character-count="4705"/>
  </office:meta>
</office:document-meta>
</file>